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83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387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0">
      <style:graphic-properties draw:fill="none" draw:stroke="dash" draw:stroke-dash="a438" svg:stroke-width="0.02083in" svg:stroke-color="#000000" draw:marker-end="a439" svg:stroke-opacity="100%" draw:stroke-linejoin="miter" svg:stroke-linecap="butt"/>
    </style:style>
    <style:style style:family="graphic" style:name="a38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43">
      <style:graphic-properties draw:fill="none" draw:stroke="dash" draw:stroke-dash="a441" svg:stroke-width="0.02083in" svg:stroke-color="#00b050" draw:marker-end="a442" svg:stroke-opacity="100%" draw:stroke-linejoin="miter" svg:stroke-linecap="butt"/>
    </style:style>
    <style:style style:family="graphic" style:name="a446">
      <style:graphic-properties draw:fill="none" draw:stroke="dash" draw:stroke-dash="a444" svg:stroke-width="0.02083in" svg:stroke-color="#00b050" draw:marker-end="a445" svg:stroke-opacity="100%" draw:stroke-linejoin="miter" svg:stroke-linecap="butt"/>
    </style:style>
    <style:style style:family="graphic" style:name="a449">
      <style:graphic-properties draw:fill="none" draw:stroke="dash" draw:stroke-dash="a447" svg:stroke-width="0.02083in" svg:stroke-color="#000000" draw:marker-end="a448" svg:stroke-opacity="100%" draw:stroke-linejoin="miter" svg:stroke-linecap="butt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2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2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2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27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draw:fill="none" draw:stroke="dash" draw:stroke-dash="a473" svg:stroke-width="0.02083in" svg:stroke-color="#00b050" draw:marker-end="a474" svg:stroke-opacity="100%" draw:stroke-linejoin="miter" svg:stroke-linecap="butt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draw:fill="none" draw:stroke="dash" draw:stroke-dash="a450" svg:stroke-width="0.02083in" svg:stroke-color="#000000" draw:marker-end="a451" svg:stroke-opacity="100%" draw:stroke-linejoin="miter" svg:stroke-linecap="butt"/>
    </style:style>
    <style:style style:family="graphic" style:name="a455">
      <style:graphic-properties draw:fill="none" draw:stroke="dash" draw:stroke-dash="a453" svg:stroke-width="0.02083in" svg:stroke-color="#00b050" draw:marker-end="a454" svg:stroke-opacity="100%" draw:stroke-linejoin="miter" svg:stroke-linecap="butt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458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3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34">
      <style:graphic-properties draw:fill="none" draw:stroke="dash" draw:stroke-dash="a432" svg:stroke-width="0.02083in" svg:stroke-color="#000000" draw:marker-end="a433" svg:stroke-opacity="100%" draw:stroke-linejoin="miter" svg:stroke-linecap="butt"/>
    </style:style>
    <style:style style:family="graphic" style:name="a437">
      <style:graphic-properties draw:fill="none" draw:stroke="dash" draw:stroke-dash="a435" svg:stroke-width="0.02083in" svg:stroke-color="#000000" draw:marker-end="a436" svg:stroke-opacity="100%" draw:stroke-linejoin="miter" svg:stroke-linecap="butt"/>
    </style:style>
  </office:automatic-styles>
  <office:body>
    <office:presentation>
      <draw:page draw:name="Slide1" draw:style-name="a380" draw:master-page-name="Master1-Layout1-title-Diapositiva-titolo" presentation:presentation-page-layout-name="Master1-PPL1" draw:id="Slide-256">
        <draw:custom-shape svg:x="0.06029in" svg:y="0.34563in" svg:width="2.94926in" svg:height="2.54839in" draw:id="id63" draw:style-name="a384" draw:name="Rettangolo con angoli arrotondati 101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53763in" svg:y="3.04679in" svg:width="6.72043in" svg:height="4.35106in" draw:id="id64" draw:style-name="a388" draw:name="Rettangolo con angoli arrotondati 100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87879in" svg:y1="1.82237in" svg:x2="5.6419in" svg:y2="1.47276in" draw:id="id65" draw:style-name="a389" draw:name="Connettore diritto 89">
          <svg:title/>
          <svg:desc/>
        </draw:connector>
        <draw:custom-shape svg:x="1.88889in" svg:y="4.15152in" svg:width="0.77778in" svg:height="0.77778in" draw:id="id66" draw:style-name="a392" draw:name="Ovale 3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88889in" svg:y="6.39899in" svg:width="0.77778in" svg:height="0.77778in" draw:id="id67" draw:style-name="a395" draw:name="Ovale 4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26768in" svg:y="4.15152in" svg:width="0.77778in" svg:height="0.77778in" draw:id="id68" draw:style-name="a398" draw:name="Ovale 5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26768in" svg:y="6.39899in" svg:width="0.77778in" svg:height="0.77778in" draw:id="id69" draw:style-name="a401" draw:name="Ovale 6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21717in" svg:y="3.15657in" svg:width="0.77778in" svg:height="0.77778in" draw:id="id70" draw:style-name="a404" draw:name="Ovale 7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8547in" svg:y="4.81539in" svg:width="0.77778in" svg:height="0.77778in" draw:id="id71" draw:style-name="a407" draw:name="Ovale 8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58914in" svg:y="1.0266in" svg:width="0.61111in" svg:height="0.61111in" draw:id="id72" draw:style-name="a410" draw:name="Ovale 9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32044in" svg:y="1.63771in" svg:width="0.61111in" svg:height="0.61111in" draw:id="id73" draw:style-name="a413" draw:name="Ovale 10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11778in" svg:y="0.49242in" svg:width="0.61111in" svg:height="0.61111in" draw:id="id74" draw:style-name="a416" draw:name="Ovale 11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11778in" svg:y="2.03788in" svg:width="0.61111in" svg:height="0.61111in" draw:id="id75" draw:style-name="a419" draw:name="Ovale 12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69606in" svg:y="2.03788in" svg:width="0.61111in" svg:height="0.61111in" draw:id="id76" draw:style-name="a422" draw:name="Ovale 13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0.42333in" svg:y1="1.10353in" draw:start-shape="id74" draw:start-glue-point="2" svg:x2="0.42333in" svg:y2="2.03788in" draw:end-shape="id75" draw:end-glue-point="0" draw:id="id77" draw:style-name="a423" draw:name="Connettore diritto 29">
          <svg:title/>
          <svg:desc/>
        </draw:connector>
        <draw:connector draw:type="line" svg:x1="0.72889in" svg:y1="2.34343in" draw:start-shape="id75" draw:start-glue-point="1" svg:x2="1.69606in" svg:y2="2.34343in" draw:end-shape="id76" draw:end-glue-point="3" draw:id="id78" draw:style-name="a424" draw:name="Connettore diritto 31">
          <svg:title/>
          <svg:desc/>
        </draw:connector>
        <draw:connector draw:type="line" svg:x1="2.66667in" svg:y1="4.5404in" draw:start-shape="id66" draw:start-glue-point="1" svg:x2="4.26768in" svg:y2="4.5404in" draw:end-shape="id68" draw:end-glue-point="3" draw:id="id79" draw:style-name="a425" draw:name="Connettore diritto 33">
          <svg:title/>
          <svg:desc/>
        </draw:connector>
        <draw:connector draw:type="line" svg:x1="2.27778in" svg:y1="4.92929in" draw:start-shape="id66" draw:start-glue-point="2" svg:x2="2.27778in" svg:y2="6.39899in" draw:end-shape="id67" draw:end-glue-point="0" draw:id="id80" draw:style-name="a426" draw:name="Connettore diritto 35">
          <svg:title/>
          <svg:desc/>
        </draw:connector>
        <draw:connector draw:type="line" svg:x1="2.55276in" svg:y1="6.51289in" draw:start-shape="id67" draw:start-glue-point="7" svg:x2="4.38158in" svg:y2="4.81539in" draw:end-shape="id68" draw:end-glue-point="5" draw:id="id81" draw:style-name="a427" draw:name="Connettore diritto 37">
          <svg:title/>
          <svg:desc/>
        </draw:connector>
        <draw:connector draw:type="line" svg:x1="4.65657in" svg:y1="6.39899in" draw:start-shape="id69" draw:start-glue-point="0" svg:x2="4.65657in" svg:y2="4.92929in" draw:end-shape="id68" draw:end-glue-point="2" draw:id="id82" draw:style-name="a428" draw:name="Connettore diritto 39">
          <svg:title/>
          <svg:desc/>
        </draw:connector>
        <draw:connector draw:type="line" svg:x1="6.34935in" svg:y1="4.92929in" draw:start-shape="id71" draw:start-glue-point="7" svg:x2="7.33108in" svg:y2="3.82044in" draw:end-shape="id70" draw:end-glue-point="5" draw:id="id83" draw:style-name="a429" draw:name="Connettore diritto 59">
          <svg:title/>
          <svg:desc/>
        </draw:connector>
        <draw:connector draw:type="line" svg:x1="5.79938in" svg:y1="5.47927in" draw:start-shape="id71" draw:start-glue-point="5" svg:x2="4.93155in" svg:y2="6.51289in" draw:end-shape="id69" draw:end-glue-point="7" draw:id="id84" draw:style-name="a430" draw:name="Connettore diritto 63">
          <svg:title/>
          <svg:desc/>
        </draw:connector>
        <draw:connector draw:type="line" svg:x1="5.04545in" svg:y1="4.5404in" draw:start-shape="id68" draw:start-glue-point="1" svg:x2="7.21717in" svg:y2="3.54545in" draw:end-shape="id70" draw:end-glue-point="3" draw:id="id85" draw:style-name="a431" draw:name="Connettore diritto 65">
          <svg:title/>
          <svg:desc/>
        </draw:connector>
        <draw:connector draw:type="line" svg:x1="0.44676in" svg:y1="0.79434in" svg:x2="2.26375in" svg:y2="4.5404in" draw:id="id86" draw:style-name="a434" draw:name="Connettore diritto 71">
          <svg:title/>
          <svg:desc/>
        </draw:connector>
        <draw:connector draw:type="line" svg:x1="0.44676in" svg:y1="2.34343in" svg:x2="2.26375in" svg:y2="6.81818in" draw:id="id87" draw:style-name="a437" draw:name="Connettore diritto 73">
          <svg:title/>
          <svg:desc/>
        </draw:connector>
        <draw:connector draw:type="line" svg:x1="2.00279in" svg:y1="2.34343in" svg:x2="4.65656in" svg:y2="4.5404in" draw:id="id88" draw:style-name="a440" draw:name="Connettore diritto 75">
          <svg:title/>
          <svg:desc/>
        </draw:connector>
        <draw:connector draw:type="line" svg:x1="0.42333in" svg:y1="1.54545in" svg:x2="2.26375in" svg:y2="5.74747in" draw:id="id89" draw:style-name="a443" draw:name="Connettore diritto 86">
          <svg:title/>
          <svg:desc/>
        </draw:connector>
        <draw:connector draw:type="line" svg:x1="1.30061in" svg:y1="2.34343in" svg:x2="3.35939in" svg:y2="5.73737in" draw:id="id90" draw:style-name="a446" draw:name="Connettore diritto 88">
          <svg:title/>
          <svg:desc/>
        </draw:connector>
        <draw:connector draw:type="line" svg:x1="5.89029in" svg:y1="1.38244in" svg:x2="7.60606in" svg:y2="3.57941in" draw:id="id91" draw:style-name="a449" draw:name="Connettore diritto 91">
          <svg:title/>
          <svg:desc/>
        </draw:connector>
        <draw:connector draw:type="line" svg:x1="4.662in" svg:y1="1.98598in" svg:x2="2.26779in" svg:y2="4.5404in" draw:id="id92" draw:style-name="a452" draw:name="Connettore diritto 93">
          <svg:title/>
          <svg:desc/>
        </draw:connector>
        <draw:connector draw:type="line" svg:x1="5.23523in" svg:y1="1.65262in" svg:x2="6.15161in" svg:y2="3.9683in" draw:id="id93" draw:style-name="a455" draw:name="Connettore diritto 95">
          <svg:title/>
          <svg:desc/>
        </draw:connector>
        <draw:custom-shape svg:x="4.06157in" svg:y="0.35018in" svg:width="2.49247in" svg:height="2.54839in" draw:id="id94" draw:style-name="a459" draw:name="Rettangolo con angoli arrotondati 102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95" draw:style-name="a463" draw:name="CasellaDiTesto 103" svg:x="0.79174in" svg:y="0.4395in" svg:width="1.92729in" svg:height="0.50488in">
          <draw:text-box>
            <text:p text:style-name="a462" text:class-names="" text:cond-style-name=""><text:span text:style-name="a460" text:class-names="">VNF Chain 1</text:span><text:span text:style-name="a461" text:class-names=""/></text:p>
          </draw:text-box>
          <svg:title/>
          <svg:desc/>
        </draw:frame>
        <draw:frame draw:id="id96" draw:style-name="a468" draw:name="CasellaDiTesto 104" svg:x="5.9351in" svg:y="6.33348in" svg:width="1.62614in" svg:height="0.90879in">
          <draw:text-box>
            <text:p text:style-name="a467" text:class-names="" text:cond-style-name=""><text:span text:style-name="a464" text:class-names="">Substrate</text:span><text:span text:style-name="a465" text:class-names=""><text:s text:c="1"/>Network</text:span><text:span text:style-name="a466" text:class-names=""/></text:p>
          </draw:text-box>
          <svg:title/>
          <svg:desc/>
        </draw:frame>
        <draw:frame draw:id="id97" draw:style-name="a472" draw:name="CasellaDiTesto 105" svg:x="4.55401in" svg:y="0.61036in" svg:width="1.92729in" svg:height="0.50488in">
          <draw:text-box>
            <text:p text:style-name="a471" text:class-names="" text:cond-style-name=""><text:span text:style-name="a469" text:class-names="">VNF Chain 2</text:span><text:span text:style-name="a470" text:class-names=""/></text:p>
          </draw:text-box>
          <svg:title/>
          <svg:desc/>
        </draw:frame>
        <draw:connector draw:type="line" svg:x1="5.26034in" svg:y1="1.68889in" svg:x2="3.35323in" svg:y2="4.46949in" draw:id="id98" draw:style-name="a475" draw:name="Connettore diritto 10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36" svg:viewBox="0 0 20 30" svg:d="m10 0-10 30h20z"/>
    <draw:marker draw:name="a448" svg:viewBox="0 0 20 30" svg:d="m10 0-10 30h20z"/>
    <draw:marker draw:name="a442" svg:viewBox="0 0 20 30" svg:d="m10 0-10 30h20z"/>
    <draw:marker draw:name="a454" svg:viewBox="0 0 20 30" svg:d="m10 0-10 30h20z"/>
    <draw:marker draw:name="a439" svg:viewBox="0 0 20 30" svg:d="m10 0-10 30h20z"/>
    <draw:marker draw:name="a433" svg:viewBox="0 0 20 30" svg:d="m10 0-10 30h20z"/>
    <draw:marker draw:name="a474" svg:viewBox="0 0 20 30" svg:d="m10 0-10 30h20z"/>
    <draw:marker draw:name="a445" svg:viewBox="0 0 20 30" svg:d="m10 0-10 30h20z"/>
    <draw:marker draw:name="a451" svg:viewBox="0 0 20 30" svg:d="m10 0-10 30h20z"/>
    <draw:stroke-dash draw:name="a441" draw:display-name="Dash" draw:style="rect" draw:dots1="1" draw:dots1-length="0.0625in" draw:dots2="0" draw:dots2-length="0in" draw:distance="0.0625in"/>
    <draw:stroke-dash draw:name="a453" draw:display-name="Dash" draw:style="rect" draw:dots1="1" draw:dots1-length="0.0625in" draw:dots2="0" draw:dots2-length="0in" draw:distance="0.0625in"/>
    <draw:stroke-dash draw:name="a387" draw:display-name="Dash" draw:style="rect" draw:dots1="1" draw:dots1-length="0.04167in" draw:dots2="0" draw:dots2-length="0in" draw:distance="0.04167in"/>
    <draw:stroke-dash draw:name="a438" draw:display-name="Dash" draw:style="rect" draw:dots1="1" draw:dots1-length="0.0625in" draw:dots2="0" draw:dots2-length="0in" draw:distance="0.0625in"/>
    <draw:stroke-dash draw:name="a432" draw:display-name="Dash" draw:style="rect" draw:dots1="1" draw:dots1-length="0.0625in" draw:dots2="0" draw:dots2-length="0in" draw:distance="0.0625in"/>
    <draw:stroke-dash draw:name="a473" draw:display-name="Dash" draw:style="rect" draw:dots1="1" draw:dots1-length="0.0625in" draw:dots2="0" draw:dots2-length="0in" draw:distance="0.0625in"/>
    <draw:stroke-dash draw:name="a444" draw:display-name="Dash" draw:style="rect" draw:dots1="1" draw:dots1-length="0.0625in" draw:dots2="0" draw:dots2-length="0in" draw:distance="0.0625in"/>
    <draw:stroke-dash draw:name="a383" draw:display-name="Dash" draw:style="rect" draw:dots1="1" draw:dots1-length="0.04167in" draw:dots2="0" draw:dots2-length="0in" draw:distance="0.04167in"/>
    <draw:stroke-dash draw:name="a450" draw:display-name="Dash" draw:style="rect" draw:dots1="1" draw:dots1-length="0.0625in" draw:dots2="0" draw:dots2-length="0in" draw:distance="0.0625in"/>
    <draw:stroke-dash draw:name="a458" draw:display-name="Dash" draw:style="rect" draw:dots1="1" draw:dots1-length="0.04167in" draw:dots2="0" draw:dots2-length="0in" draw:distance="0.04167in"/>
    <draw:stroke-dash draw:name="a435" draw:display-name="Dash" draw:style="rect" draw:dots1="1" draw:dots1-length="0.0625in" draw:dots2="0" draw:dots2-length="0in" draw:distance="0.0625in"/>
    <draw:stroke-dash draw:name="a447" draw:display-name="Dash" draw:style="rect" draw:dots1="1" draw:dots1-length="0.0625in" draw:dots2="0" draw:dots2-length="0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ca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ca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ca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ca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ca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ca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ca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ca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ca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ca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ca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ca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ca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ca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Gerg</meta:initial-creator>
    <dc:creator>Gerg</dc:creator>
    <meta:creation-date>2017-08-21T08:14:45Z</meta:creation-date>
    <dc:date>2017-08-21T08:39:22Z</dc:date>
    <meta:editing-cycles>1</meta:editing-cycles>
    <meta:editing-duration>PT1476S</meta:editing-duration>
    <meta:document-statistic meta:paragraph-count="3" meta:word-count="8"/>
  </office:meta>
</office:document-meta>
</file>